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Wingdings" style:font-name-asian="Wingdings" style:font-name-complex="Wingdings"/>
    </style:style>
    <style:style style:name="T3" style:parent-style-name="Policepardéfaut" style:family="text">
      <style:text-properties style:font-name="Wingdings" style:font-name-asian="Wingdings" style:font-name-complex="Wingdings"/>
    </style:style>
    <style:style style:name="T4" style:parent-style-name="Policepardéfaut" style:family="text">
      <style:text-properties style:font-name="Wingdings" style:font-name-asian="Wingdings" style:font-name-complex="Wingdings"/>
    </style:style>
    <style:style style:name="T5" style:parent-style-name="Policepardéfaut" style:family="text">
      <style:text-properties style:font-name="Wingdings" style:font-name-asian="Wingdings" style:font-name-complex="Wingdings"/>
    </style:style>
    <style:style style:name="T6" style:parent-style-name="Policepardéfaut" style:family="text">
      <style:text-properties style:font-name="Wingdings" style:font-name-asian="Wingdings" style:font-name-complex="Wingdings"/>
    </style:style>
    <style:style style:name="T7" style:parent-style-name="Policepardéfaut" style:family="text">
      <style:text-properties style:font-name="Wingdings" style:font-name-asian="Wingdings" style:font-name-complex="Wingdings"/>
    </style:style>
    <style:style style:name="T8" style:parent-style-name="Policepardéfaut" style:family="text">
      <style:text-properties style:font-name="Wingdings" style:font-name-asian="Wingdings" style:font-name-complex="Wingdings"/>
    </style:style>
    <style:style style:name="T9" style:parent-style-name="Policepardéfaut" style:family="text">
      <style:text-properties style:font-name="Wingdings" style:font-name-asian="Wingdings" style:font-name-complex="Wingdings"/>
    </style:style>
    <style:style style:name="T10" style:parent-style-name="Policepardéfaut" style:family="text">
      <style:text-properties style:font-name="Wingdings" style:font-name-asian="Wingdings" style:font-name-complex="Wingdings"/>
    </style:style>
    <style:style style:name="T11" style:parent-style-name="Policepardéfaut" style:family="text">
      <style:text-properties style:font-name="Wingdings" style:font-name-asian="Wingdings" style:font-name-complex="Wingdings"/>
    </style:style>
    <style:style style:name="T12" style:parent-style-name="Policepardéfaut" style:family="text">
      <style:text-properties style:font-name="Wingdings" style:font-name-asian="Wingdings" style:font-name-complex="Wingdings"/>
    </style:style>
    <style:style style:name="T13" style:parent-style-name="Policepardéfaut" style:family="text">
      <style:text-properties style:font-name="Wingdings" style:font-name-asian="Wingdings" style:font-name-complex="Wingdings"/>
    </style:style>
    <style:style style:name="T14" style:parent-style-name="Policepardéfaut" style:family="text">
      <style:text-properties style:font-name="Wingdings" style:font-name-asian="Wingdings" style:font-name-complex="Wingdings"/>
    </style:style>
    <style:style style:name="T15" style:parent-style-name="Policepardéfau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Blanc<text:s/><text:span text:style-name="T2"></text:span><text:s/>0<text:s/><text:span text:style-name="T3"></text:span><text:s/>air</text:p>
      <text:p text:style-name="Normal">Marron<text:s/><text:span text:style-name="T4"></text:span><text:s/>1<text:s/><text:span text:style-name="T5"></text:span><text:s/>terre<text:s/></text:p>
      <text:p text:style-name="Normal">Vert<text:s/><text:span text:style-name="T6"></text:span><text:s/><text:tab/>2<text:s/><text:span text:style-name="T7"></text:span><text:s/>herbe</text:p>
      <text:p text:style-name="Normal">Noir<text:s/><text:span text:style-name="T8"></text:span><text:s/>3<text:s/><text:span text:style-name="T9"></text:span><text:s/>Pierre<text:s/></text:p>
      <text:p text:style-name="Normal">Jaune<text:s/><text:span text:style-name="T10"></text:span><text:s/>4<text:s/><text:span text:style-name="T11"></text:span><text:s/>Fleur</text:p>
      <text:p text:style-name="Normal">Cyan<text:s/><text:span text:style-name="T12"></text:span><text:s/>5<text:s/><text:span text:style-name="T13"></text:span><text:s/>Nuage</text:p>
      <text:p text:style-name="Normal">Bleu<text:s/><text:span text:style-name="T14"></text:span><text:s/>6<text:s/><text:span text:style-name="T15"></text:span><text:s/>Poubel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NNIER Matthieu David Tristan</meta:initial-creator>
    <dc:creator>MONNIER Matthieu David Tristan</dc:creator>
    <meta:creation-date>2024-01-31T09:27:00Z</meta:creation-date>
    <dc:date>2024-01-31T09:34:00Z</dc:date>
    <meta:template xlink:href="Normal" xlink:type="simple"/>
    <meta:editing-cycles>6</meta:editing-cycles>
    <meta:editing-duration>PT420S</meta:editing-duration>
    <meta:document-statistic meta:page-count="1" meta:paragraph-count="1" meta:word-count="19" meta:character-count="127" meta:row-count="1" meta:non-whitespace-character-count="109"/>
  </office:meta>
</office:document-meta>
</file>